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1ab0ec" officeooo:paragraph-rsid="001ab0ec"/>
    </style:style>
    <style:style style:name="P2" style:family="paragraph" style:parent-style-name="Table_20_Contents">
      <style:paragraph-properties fo:text-align="center" style:justify-single-word="false"/>
      <style:text-properties officeooo:rsid="001ab0ec" officeooo:paragraph-rsid="001ab0ec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ab0ec" officeooo:paragraph-rsid="001ab0e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1b5ed9" officeooo:paragraph-rsid="001b5ed9"/>
    </style:style>
    <style:style style:name="P5" style:family="paragraph" style:parent-style-name="Table_20_Contents">
      <style:paragraph-properties fo:text-align="start" style:justify-single-word="false"/>
      <style:text-properties officeooo:rsid="001b5ed9" officeooo:paragraph-rsid="001b5ed9"/>
    </style:style>
    <style:style style:name="P6" style:family="paragraph" style:parent-style-name="Table_20_Contents">
      <style:paragraph-properties fo:text-align="center" style:justify-single-word="false"/>
      <style:text-properties officeooo:rsid="00202a96" officeooo:paragraph-rsid="00202a96"/>
    </style:style>
    <style:style style:name="P7" style:family="paragraph" style:parent-style-name="Table_20_Contents">
      <style:paragraph-properties fo:text-align="start" style:justify-single-word="false"/>
      <style:text-properties officeooo:rsid="00202a96" officeooo:paragraph-rsid="00202a96"/>
    </style:style>
    <style:style style:name="P8" style:family="paragraph" style:parent-style-name="Table_20_Contents">
      <style:paragraph-properties fo:text-align="center" style:justify-single-word="false"/>
      <style:text-properties officeooo:rsid="0020d982" officeooo:paragraph-rsid="0020d982"/>
    </style:style>
    <style:style style:name="P9" style:family="paragraph" style:parent-style-name="Table_20_Contents">
      <style:paragraph-properties fo:text-align="center" style:justify-single-word="false"/>
      <style:text-properties officeooo:rsid="0020d982" officeooo:paragraph-rsid="0021f712"/>
    </style:style>
    <style:style style:name="P10" style:family="paragraph" style:parent-style-name="Table_20_Contents">
      <style:paragraph-properties fo:text-align="start" style:justify-single-word="false"/>
      <style:text-properties officeooo:rsid="0020d982" officeooo:paragraph-rsid="0020d982"/>
    </style:style>
    <style:style style:name="P11" style:family="paragraph" style:parent-style-name="Table_20_Contents">
      <style:paragraph-properties fo:text-align="start" style:justify-single-word="false"/>
      <style:text-properties officeooo:rsid="0021f712" officeooo:paragraph-rsid="0021f712"/>
    </style:style>
    <style:style style:name="P12" style:family="paragraph" style:parent-style-name="Table_20_Contents">
      <style:paragraph-properties fo:text-align="start" style:justify-single-word="false"/>
      <style:text-properties officeooo:rsid="0022d0db" officeooo:paragraph-rsid="0022d0db"/>
    </style:style>
    <style:style style:name="P13" style:family="paragraph" style:parent-style-name="Table_20_Contents">
      <style:paragraph-properties fo:text-align="center" style:justify-single-word="false"/>
      <style:text-properties officeooo:rsid="0024149b" officeooo:paragraph-rsid="0024149b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ab0ec" officeooo:paragraph-rsid="001ab0e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ab0ec" officeooo:paragraph-rsid="001ab0e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rsid="0024149b" officeooo:paragraph-rsid="0024149b"/>
    </style:style>
    <style:style style:name="P17" style:family="paragraph" style:parent-style-name="Table_20_Contents">
      <style:paragraph-properties fo:text-align="start" style:justify-single-word="false"/>
      <style:text-properties officeooo:rsid="0021f712" officeooo:paragraph-rsid="0021f712"/>
    </style:style>
    <style:style style:name="P18" style:family="paragraph" style:parent-style-name="Table_20_Contents">
      <style:paragraph-properties fo:text-align="center" style:justify-single-word="false"/>
      <style:text-properties officeooo:rsid="0025e483" officeooo:paragraph-rsid="0025e483"/>
    </style:style>
    <style:style style:name="T1" style:family="text">
      <style:text-properties officeooo:rsid="001d0fc4"/>
    </style:style>
    <style:style style:name="T2" style:family="text">
      <style:text-properties officeooo:rsid="0021f712"/>
    </style:style>
    <style:style style:name="T3" style:family="text">
      <style:text-properties officeooo:rsid="0022d0d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24149b"/>
    </style:style>
    <style:style style:name="T7" style:family="text">
      <style:text-properties officeooo:rsid="0025e4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Bitácora de Álvaro González</text:p>
      <text:p text:style-name="P1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Fecha</text:p>
          </table:table-cell>
          <table:table-cell table:style-name="Tabla1.B1" office:value-type="string">
            <text:p text:style-name="P3">Actividad realizada</text:p>
          </table:table-cell>
        </table:table-row>
        <table:table-row>
          <table:table-cell table:style-name="Tabla1.A2" office:value-type="string">
            <text:p text:style-name="P2">4/9/2016</text:p>
          </table:table-cell>
          <table:table-cell table:style-name="Tabla1.B2" office:value-type="string">
            <text:p text:style-name="P1">Subir el archivo .odt de requerimientos funcionales a Github.</text:p>
          </table:table-cell>
        </table:table-row>
        <table:table-row>
          <table:table-cell table:style-name="Tabla1.A2" office:value-type="string">
            <text:p text:style-name="P4">5/9/2016</text:p>
          </table:table-cell>
          <table:table-cell table:style-name="Tabla1.B2" office:value-type="string">
            <text:p text:style-name="P5">Colaborar en la <text:span text:style-name="T1">redacción</text:span> <text:span text:style-name="T1">y elaboración de los requerimientos no funcionales, contrato de software y alcances.</text:span></text:p>
          </table:table-cell>
        </table:table-row>
        <table:table-row>
          <table:table-cell table:style-name="Tabla1.A2" office:value-type="string">
            <text:p text:style-name="P6">11/9/2016</text:p>
          </table:table-cell>
          <table:table-cell table:style-name="Tabla1.B2" office:value-type="string">
            <text:p text:style-name="P7">Trabajar en el prototipo funcional del proyecto.</text:p>
            <text:p text:style-name="P7">Diseño de interfaz gráfica del modulo de activos</text:p>
          </table:table-cell>
        </table:table-row>
        <table:table-row>
          <table:table-cell table:style-name="Tabla1.A2" office:value-type="string">
            <text:p text:style-name="P6">13/9/2016</text:p>
          </table:table-cell>
          <table:table-cell table:style-name="Tabla1.B2" office:value-type="string">
            <text:p text:style-name="P7">Unión del proyecto. Implementación de funciones al prototipo.</text:p>
          </table:table-cell>
        </table:table-row>
        <table:table-row>
          <table:table-cell table:style-name="Tabla1.A2" office:value-type="string">
            <text:p text:style-name="P8">22/9/2016</text:p>
          </table:table-cell>
          <table:table-cell table:style-name="Tabla1.B2" office:value-type="string">
            <text:p text:style-name="P10">Corregir algunos errores en el prototipo, definir nuevas funciones y editar el estilo del sitio web</text:p>
          </table:table-cell>
        </table:table-row>
        <table:table-row>
          <table:table-cell table:style-name="Tabla1.A2" office:value-type="string">
            <text:p text:style-name="P8">8/10/2016 – 9/10/2016</text:p>
          </table:table-cell>
          <table:table-cell table:style-name="Tabla1.B2" office:value-type="string">
            <text:p text:style-name="P10">Terminar el IMEC de activos. <text:line-break/>Cargar las subcategorias de cada &lt;SELECT&gt; según la categoría elegida. </text:p>
            <text:p text:style-name="P10"><text:line-break/>Nuevas funciones en procedimientos almacenados. (paAdministrarCategoria y paAdministrarArticulo).</text:p>
            <text:p text:style-name="P10"/>
            <text:p text:style-name="P10">Definida nueva regla de negocio: Cuando se elimina una categoría o subcategoría, el/los artículos relacionados pasan a una categoría “Sin Categoría” (que no está en base de datos para no disminuir el rendimiento del servidor). </text:p>
            <text:p text:style-name="P10">–Aún sin implementar –</text:p>
            <text:p text:style-name="P10"/>
            <text:p text:style-name="P10">Cargar los datos actuales de un articulo cuando se quiere editar.</text:p>
            <text:p text:style-name="P10"/>
            <text:p text:style-name="P10">Implementar plugins de Notificación con JavaScript para mostrar si una operación resultó exitosa.</text:p>
          </table:table-cell>
        </table:table-row>
        <table:table-row>
          <table:table-cell table:style-name="Tabla1.A2" office:value-type="string">
            <text:p text:style-name="P9"><text:span text:style-name="T2">12</text:span>/10/2016 – <text:span text:style-name="T2">13</text:span>/10/2016</text:p>
          </table:table-cell>
          <table:table-cell table:style-name="Tabla1.B2" office:value-type="string">
            <text:p text:style-name="P11">Implementar las nuevas reglas de negocio del módulo de activos.</text:p>
          </table:table-cell>
        </table:table-row>
        <table:table-row>
          <table:table-cell table:style-name="Tabla1.A2" office:value-type="string">
            <text:p text:style-name="P9"><text:span text:style-name="T2">21</text:span>/10/2016 – <text:span text:style-name="T2">23</text:span>/10/2016</text:p>
          </table:table-cell>
          <table:table-cell table:style-name="Tabla1.B2" office:value-type="string">
            <text:p text:style-name="P11">Preparar el servidor para establecerlo como servidor de integración continua.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ext:soft-page-break/>
        <table:table-row>
          <table:table-cell table:style-name="Tabla1.A2" office:value-type="string">
            <text:p text:style-name="P9"><text:span text:style-name="T2">26</text:span>/10/2016</text:p>
          </table:table-cell>
          <table:table-cell table:style-name="Tabla1.B2" office:value-type="string">
            <text:p text:style-name="P11">Realizar las instalaciones necesarias al servidor para la <text:span text:style-name="T3">integración</text:span> continua.</text:p>
            <text:p text:style-name="P11"/>
            <text:p text:style-name="P11">-Instalado Jenkins como plataforma de CI.</text:p>
            <text:p text:style-name="P11"/>
            <text:p text:style-name="P11">-PHPUnit como motor de pruebas unitarias.</text:p>
            <text:p text:style-name="P11"/>
            <text:p text:style-name="P11">-Instaladas otras herramientas como pdepend, phpmd, phploc, entre otras; para generar gráficos, reportes y análisis de pruebas unitarias.</text:p>
            <text:p text:style-name="P11"/>
            <text:p text:style-name="P12">Configuracion de Jenkins para enviar correos cada vez que se ejecuta una <text:span text:style-name="T4">build </text:span><text:span text:style-name="T5">y detectar cuando hay un </text:span><text:span text:style-name="T4">commit </text:span><text:span text:style-name="T5">en el repositorio del proyecto.</text:span></text:p>
          </table:table-cell>
        </table:table-row>
        <table:table-row>
          <table:table-cell table:style-name="Tabla1.A2" office:value-type="string">
            <text:p text:style-name="P13">31/10/2016 – 6/11/2016</text:p>
          </table:table-cell>
          <table:table-cell table:style-name="Tabla1.B2" office:value-type="string">
            <text:p text:style-name="P11">- <text:span text:style-name="T6">No se realizó ninguna tarea</text:span></text:p>
          </table:table-cell>
        </table:table-row>
        <table:table-row>
          <table:table-cell table:style-name="Tabla1.A2" office:value-type="string">
            <text:p text:style-name="P13">10/11/2016</text:p>
          </table:table-cell>
          <table:table-cell table:style-name="Tabla1.B2" office:value-type="string">
            <text:p text:style-name="P11">- <text:span text:style-name="T6">Ayudar al compañero Gian Carlos a elaborar los nuevos triggers para el modulo de Bodega en la base de datos.</text:span></text:p>
          </table:table-cell>
        </table:table-row>
        <table:table-row>
          <table:table-cell table:style-name="Tabla1.A2" office:value-type="string">
            <text:p text:style-name="P18">15/11/2016</text:p>
          </table:table-cell>
          <table:table-cell table:style-name="Tabla1.B2" office:value-type="string">
            <text:p text:style-name="P11">- <text:span text:style-name="T7">Estandarizar el estilo del sitio web e integrar lo hecho con Gian Carlos.</text:span></text:p>
            <text:p text:style-name="P11">- <text:span text:style-name="T7">Generar el modulo de Bodega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9:11:26.913897058</meta:creation-date>
    <dc:date>2016-11-18T22:26:46.404162771</dc:date>
    <meta:editing-duration>PT49M27S</meta:editing-duration>
    <meta:editing-cycles>7</meta:editing-cycles>
    <meta:generator>LibreOffice/5.1.4.2$Linux_X86_64 LibreOffice_project/10m0$Build-2</meta:generator>
    <meta:document-statistic meta:table-count="1" meta:image-count="0" meta:object-count="0" meta:page-count="2" meta:paragraph-count="38" meta:word-count="303" meta:character-count="2072" meta:non-whitespace-character-count="1798"/>
  </office:meta>
</office:document-meta>
</file>